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4.852cm"/>
    </style:style>
    <style:style style:name="co5" style:family="table-column">
      <style:table-column-properties fo:break-before="auto" style:column-width="3.484cm"/>
    </style:style>
    <style:style style:name="co6" style:family="table-column">
      <style:table-column-properties fo:break-before="auto" style:column-width="5.05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NVESTMENT MANAGEMENT UNDER TAX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tock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7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4" office:value-type="string">
            <text:p>Next Year Price Estimate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15.68">
            <text:p>15,68</text:p>
          </table:table-cell>
          <table:table-cell table:style-name="ce11" office:value-type="float" office:value="31.8">
            <text:p>31,80</text:p>
          </table:table-cell>
          <table:table-cell table:style-name="ce15" office:value-type="float" office:value="29.5">
            <text:p>29,5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1">
            <text:p>22,10</text:p>
          </table:table-cell>
          <table:table-cell table:style-name="ce11" office:value-type="float" office:value="24.28">
            <text:p>24,28</text:p>
          </table:table-cell>
          <table:table-cell table:style-name="ce15" office:value-type="float" office:value="26.31">
            <text:p>26,31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.39">
            <text:p>30,39</text:p>
          </table:table-cell>
          <table:table-cell table:style-name="ce11" office:value-type="float" office:value="32.5">
            <text:p>32,50</text:p>
          </table:table-cell>
          <table:table-cell table:style-name="ce15" office:value-type="float" office:value="34.55">
            <text:p>34,5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8.93">
            <text:p>8,93</text:p>
          </table:table-cell>
          <table:table-cell table:style-name="ce11" office:value-type="float" office:value="14.16">
            <text:p>14,16</text:p>
          </table:table-cell>
          <table:table-cell table:style-name="ce15" office:value-type="float" office:value="15.23">
            <text:p>15,23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40.55">
            <text:p>40,55</text:p>
          </table:table-cell>
          <table:table-cell table:style-name="ce11" office:value-type="float" office:value="50.99">
            <text:p>50,99</text:p>
          </table:table-cell>
          <table:table-cell table:style-name="ce15" office:value-type="float" office:value="62.43">
            <text:p>62,43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18.58">
            <text:p>18,58</text:p>
          </table:table-cell>
          <table:table-cell table:style-name="ce11" office:value-type="float" office:value="24.17">
            <text:p>24,17</text:p>
          </table:table-cell>
          <table:table-cell table:style-name="ce15" office:value-type="float" office:value="26.68">
            <text:p>26,68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54">
            <text:p>22,54</text:p>
          </table:table-cell>
          <table:table-cell table:style-name="ce11" office:value-type="float" office:value="23.67">
            <text:p>23,67</text:p>
          </table:table-cell>
          <table:table-cell table:style-name="ce15" office:value-type="float" office:value="23.85">
            <text:p>23,85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4.84">
            <text:p>24,84</text:p>
          </table:table-cell>
          <table:table-cell table:style-name="ce12" office:value-type="float" office:value="28.77">
            <text:p>28,77</text:p>
          </table:table-cell>
          <table:table-cell table:style-name="ce16" office:value-type="float" office:value="31.66">
            <text:p>31,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ax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action costs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l 50 Intel</text:p>
          </table:table-cell>
          <table:table-cell table:formula="of:=50*[.E12]" office:value-type="float" office:value="1183.5">
            <text:p>1183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x</text:p>
          </table:table-cell>
          <table:table-cell table:formula="of:=([.E12]-[.D12])*50*[.C15]" office:value-type="float" office:value="16.95">
            <text:p>16,9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action costs</text:p>
          </table:table-cell>
          <table:table-cell table:formula="of:=50*[.E12]*[.C16]" office:value-type="float" office:value="11.835">
            <text:p>11,8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Cash</text:p>
          </table:table-cell>
          <table:table-cell table:formula="of:=[.C18]-[.C19]-[.C20]" office:value-type="float" office:value="1154.715">
            <text:p>1154,7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7" office:value-type="string">
            <text:p>Shares Sold</text:p>
          </table:table-cell>
          <table:table-cell table:style-name="ce7" office:value-type="string">
            <text:p>Shares Remaining</text:p>
          </table:table-cell>
          <table:table-cell table:style-name="ce5" office:value-type="string">
            <text:p>Cash won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8" office:value-type="float" office:value="100">
            <text:p>100</text:p>
          </table:table-cell>
          <table:table-cell table:formula="of:=[.C6]-[.C24]" office:value-type="float" office:value="50">
            <text:p>50</text:p>
          </table:table-cell>
          <table:table-cell table:formula="of:=[.C24]*[.E6]-[.C24]*([.E6]-[.D6])*[.$C$15]-[.C24]*[.E6]*[.$C$16]" office:value-type="float" office:value="2664.6">
            <text:p>2664,6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8" office:value-type="float" office:value="75">
            <text:p>75</text:p>
          </table:table-cell>
          <table:table-cell table:formula="of:=[.C7]-[.C25]" office:value-type="float" office:value="75">
            <text:p>75</text:p>
          </table:table-cell>
          <table:table-cell table:formula="of:=[.C25]*[.E7]-[.C25]*([.E7]-[.D7])*[.$C$15]-[.C25]*[.E7]*[.$C$16]" office:value-type="float" office:value="1753.74">
            <text:p>1753,74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8" office:value-type="float" office:value="75">
            <text:p>75</text:p>
          </table:table-cell>
          <table:table-cell table:formula="of:=[.C8]-[.C26]" office:value-type="float" office:value="75">
            <text:p>75</text:p>
          </table:table-cell>
          <table:table-cell table:formula="of:=[.C26]*[.E8]-[.C26]*([.E8]-[.D8])*[.$C$15]-[.C26]*[.E8]*[.$C$16]" office:value-type="float" office:value="2365.65">
            <text:p>2365,65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8" office:value-type="float" office:value="0">
            <text:p>0</text:p>
          </table:table-cell>
          <table:table-cell table:formula="of:=[.C9]-[.C27]" office:value-type="float" office:value="150">
            <text:p>150</text:p>
          </table:table-cell>
          <table:table-cell table:formula="of:=[.C27]*[.E9]-[.C27]*([.E9]-[.D9])*[.$C$15]-[.C27]*[.E9]*[.$C$16]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8" office:value-type="float" office:value="0">
            <text:p>0</text:p>
          </table:table-cell>
          <table:table-cell table:formula="of:=[.C10]-[.C28]" office:value-type="float" office:value="150">
            <text:p>150</text:p>
          </table:table-cell>
          <table:table-cell table:formula="of:=[.C28]*[.E10]-[.C28]*([.E10]-[.D10])*[.$C$15]-[.C28]*[.E10]*[.$C$16]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8" office:value-type="float" office:value="0">
            <text:p>0</text:p>
          </table:table-cell>
          <table:table-cell table:formula="of:=[.C11]-[.C29]" office:value-type="float" office:value="150">
            <text:p>150</text:p>
          </table:table-cell>
          <table:table-cell table:formula="of:=[.C29]*[.E11]-[.C29]*([.E11]-[.D11])*[.$C$15]-[.C29]*[.E11]*[.$C$16]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8" office:value-type="float" office:value="75">
            <text:p>75</text:p>
          </table:table-cell>
          <table:table-cell table:formula="of:=[.C12]-[.C30]" office:value-type="float" office:value="75">
            <text:p>75</text:p>
          </table:table-cell>
          <table:table-cell table:formula="of:=[.C30]*[.E12]-[.C30]*([.E12]-[.D12])*[.$C$15]-[.C30]*[.E12]*[.$C$16]" office:value-type="float" office:value="1732.0725">
            <text:p>1732,0725</text:p>
          </table:table-cell>
          <table:table-cell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9" office:value-type="float" office:value="54.3501151875414">
            <text:p>54,3501151875</text:p>
          </table:table-cell>
          <table:table-cell table:style-name="ce13" table:formula="of:=[.C13]-[.C31]" office:value-type="float" office:value="95.6498848124586">
            <text:p>95,6498848125</text:p>
          </table:table-cell>
          <table:table-cell table:style-name="ce13" table:formula="of:=[.C31]*[.E13]-[.C31]*([.E13]-[.D13])*[.$C$15]-[.C31]*[.E13]*[.$C$16]" office:value-type="float" office:value="1483.9375">
            <text:p>1483,93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Objective</text:p>
          </table:table-cell>
          <table:table-cell table:formula="of:=SUMPRODUCT([.D24:.D31];[.F6:.F13])" office:value-type="float" office:value="26507.5253531624">
            <text:p>26507,52535316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Cash</text:p>
          </table:table-cell>
          <table:table-cell table:formula="of:=SUM([.E24:.E31])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Shares Sold</text:p>
          </table:table-cell>
          <table:table-cell table:formula="of:=SUM([.C24:.C31])" office:value-type="float" office:value="379.350115187541">
            <text:p>379,350115187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17/06/2016</text:date>, <text:time>22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17T22:54:16</dc:date>
    <meta:editing-duration>PT1H59M57S</meta:editing-duration>
    <meta:editing-cycles>11</meta:editing-cycles>
    <meta:generator>OpenOffice/4.1.2$Unix OpenOffice.org_project/412m3$Build-9782</meta:generator>
    <dc:creator>Bastien Brier</dc:creator>
    <meta:document-statistic meta:table-count="3" meta:cell-count="119" meta:object-count="0"/>
  </office:meta>
</office:document-meta>
</file>